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5655" officeooo:paragraph-rsid="00135655"/>
    </style:style>
    <style:style style:name="P2" style:family="paragraph" style:parent-style-name="Standard" style:list-style-name="L1">
      <style:text-properties officeooo:rsid="00143cec" officeooo:paragraph-rsid="00143cec"/>
    </style:style>
    <style:style style:name="P3" style:family="paragraph" style:parent-style-name="Standard" style:list-style-name="L1">
      <style:text-properties officeooo:rsid="0015b458" officeooo:paragraph-rsid="0015b458"/>
    </style:style>
    <style:style style:name="P4" style:family="paragraph" style:parent-style-name="Standard" style:list-style-name="L1">
      <style:text-properties officeooo:rsid="0017486c" officeooo:paragraph-rsid="0017486c"/>
    </style:style>
    <style:style style:name="T1" style:family="text">
      <style:text-properties officeooo:rsid="00191a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list xml:id="list850184683" text:style-name="L1">
        <text:list-item>
          <text:p text:style-name="P1">Revisions from class.</text:p>
          <text:list>
            <text:list-item>
              <text:p text:style-name="P1">Introduce authors in introduction.</text:p>
              <text:list>
                <text:list-item>
                  <text:p text:style-name="P2">Intro paragraph ~half the first page.</text:p>
                </text:list-item>
              </text:list>
            </text:list-item>
            <text:list-item>
              <text:p text:style-name="P1">Each body paragraph needs one quote from each author. </text:p>
              <text:list>
                <text:list-item>
                  <text:p text:style-name="P1">I can have any amount of paragraphs as long as theyre good.</text:p>
                </text:list-item>
                <text:list-item>
                  <text:p text:style-name="P2">Quality of quantity.</text:p>
                </text:list-item>
              </text:list>
            </text:list-item>
            <text:list-item>
              <text:p text:style-name="P1">Stay around 1300 words. Max 1500.</text:p>
            </text:list-item>
            <text:list-item>
              <text:p text:style-name="P3">Add page numbers.</text:p>
            </text:list-item>
            <text:list-item>
              <text:p text:style-name="P4">Thesis statement can go longer than one sentence. </text:p>
            </text:list-item>
            <text:list-item>
              <text:p text:style-name="P4">Thesis formula.</text:p>
              <text:list>
                <text:list-item>
                  <text:p text:style-name="P4">Claim + <text:span text:style-name="T1">reason = thesis</text:span>.</text:p>
                </text:list-item>
              </text:list>
            </text:list-item>
            <text:list-item>
              <text:p text:style-name="P4">Don’t doubt my own argument.</text:p>
              <text:list>
                <text:list-item>
                  <text:p text:style-name="P4">Remove “can”</text:p>
                </text:list-item>
                <text:list-item>
                  <text:p text:style-name="P4">assertive.</text:p>
                </text:list-item>
              </text:list>
            </text:list-item>
            <text:list-item>
              <text:p text:style-name="P4">Active voice!</text:p>
              <text:list>
                <text:list-item>
                  <text:p text:style-name="P4">By examine vs examination reveals.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8:10:39.564703977</meta:creation-date>
    <dc:date>2023-02-09T18:56:17.426389799</dc:date>
    <meta:editing-duration>PT4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92" meta:character-count="494" meta:non-whitespace-character-count="431"/>
  </office:meta>
</office:document-meta>
</file>